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2bf40" officeooo:paragraph-rsid="0002bf40"/>
    </style:style>
    <style:style style:name="P2" style:family="paragraph" style:parent-style-name="Heading_20_1">
      <style:text-properties style:font-name="Arial" officeooo:rsid="0001db18" officeooo:paragraph-rsid="0001db18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01c08d" officeooo:paragraph-rsid="0001c08d"/>
    </style:style>
    <style:style style:name="T1" style:family="text">
      <style:text-properties style:font-name="Arial"/>
    </style:style>
    <style:style style:name="T2" style:family="text">
      <style:text-properties style:font-name="Arial" officeooo:rsid="0003fee6"/>
    </style:style>
    <style:style style:name="T3" style:family="text">
      <style:text-properties style:font-name="Arial" officeooo:rsid="00040b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Reinforcement Learning Blackjack Agent</text:p>
      <text:p text:style-name="P4">CS6330 – Project 1</text:p>
      <text:p text:style-name="P4">By Jack Schlederer</text:p>
      <text:p text:style-name="P4">March 27, 202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" text:outline-level="1"><text:soft-page-break/>Abstract</text:h>
      <text:p text:style-name="P1"><text:span text:style-name="T1">The goal of this first project was to build a simpl</text:span><text:span text:style-name="T2">ified</text:span><text:span text:style-name="T1"> Blackjack game with a player whose decisions are governed by </text:span><text:span text:style-name="T2">the policy output from a</text:span><text:span text:style-name="T1"> reinforcement learning algorithm. </text:span><text:span text:style-name="T2">Each of three experiments ran 1,000 Blackjack hand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20:35:26.422691724</meta:creation-date>
    <dc:date>2022-03-27T21:20:02.858650120</dc:date>
    <meta:editing-duration>PT23M31S</meta:editing-duration>
    <meta:editing-cycles>3</meta:editing-cycles>
    <meta:generator>LibreOffice/7.2.4.1$MacOSX_AARCH64 LibreOffice_project/27d75539669ac387bb498e35313b970b7fe9c4f9</meta:generator>
    <meta:document-statistic meta:table-count="0" meta:image-count="0" meta:object-count="0" meta:page-count="2" meta:paragraph-count="6" meta:word-count="51" meta:character-count="325" meta:non-whitespace-character-count="279"/>
  </office:meta>
</office:document-meta>
</file>